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ef"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1" style:family="table">
      <style:table-properties style:width="17.171cm" table:align="left"/>
    </style:style>
    <style:style style:name="Tabel1.A" style:family="table-column">
      <style:table-column-properties style:column-width="2.586cm"/>
    </style:style>
    <style:style style:name="Tabel1.B" style:family="table-column">
      <style:table-column-properties style:column-width="3.484cm"/>
    </style:style>
    <style:style style:name="Tabel1.C" style:family="table-column">
      <style:table-column-properties style:column-width="11.102cm"/>
    </style:style>
    <style:style style:name="Tabel1.A1" style:family="table-cell">
      <style:table-cell-properties fo:padding="0.049cm" fo:border-left="0.035cm solid #808080" fo:border-right="none" fo:border-top="0.035cm solid #808080" fo:border-bottom="0.035cm solid #808080"/>
    </style:style>
    <style:style style:name="Tabel1.C1" style:family="table-cell">
      <style:table-cell-properties fo:padding="0.049cm" fo:border="0.035cm solid #808080"/>
    </style:style>
    <style:style style:name="Tabel1.A2" style:family="table-cell">
      <style:table-cell-properties fo:padding="0.049cm" fo:border-left="0.035cm solid #808080" fo:border-right="none" fo:border-top="none" fo:border-bottom="0.035cm solid #808080"/>
    </style:style>
    <style:style style:name="Tabel1.C2" style:family="table-cell">
      <style:table-cell-properties fo:padding="0.049cm" fo:border-left="0.035cm solid #808080" fo:border-right="0.035cm solid #808080" fo:border-top="none" fo:border-bottom="0.035cm solid #808080"/>
    </style:style>
    <style:style style:name="Tabel2" style:family="table">
      <style:table-properties style:width="17.171cm" table:align="left"/>
    </style:style>
    <style:style style:name="Tabel2.A" style:family="table-column">
      <style:table-column-properties style:column-width="3.223cm"/>
    </style:style>
    <style:style style:name="Tabel2.B" style:family="table-column">
      <style:table-column-properties style:column-width="1.422cm"/>
    </style:style>
    <style:style style:name="Tabel2.C" style:family="table-column">
      <style:table-column-properties style:column-width="3.321cm"/>
    </style:style>
    <style:style style:name="Tabel2.D" style:family="table-column">
      <style:table-column-properties style:column-width="3.799cm"/>
    </style:style>
    <style:style style:name="Tabel2.E" style:family="table-column">
      <style:table-column-properties style:column-width="5.406cm"/>
    </style:style>
    <style:style style:name="Tabel2.A1" style:family="table-cell">
      <style:table-cell-properties fo:padding="0.049cm" fo:border-left="0.035cm solid #808080" fo:border-right="none" fo:border-top="0.035cm solid #808080" fo:border-bottom="0.035cm solid #808080"/>
    </style:style>
    <style:style style:name="Tabel2.B1" style:family="table-cell">
      <style:table-cell-properties fo:padding="0.049cm" fo:border="0.035cm solid #808080"/>
    </style:style>
    <style:style style:name="Tabel2.A2" style:family="table-cell">
      <style:table-cell-properties fo:padding="0.049cm" fo:border-left="0.035cm solid #808080" fo:border-right="none" fo:border-top="none" fo:border-bottom="0.035cm solid #808080"/>
    </style:style>
    <style:style style:name="Tabel2.B2" style:family="table-cell">
      <style:table-cell-properties fo:padding="0.049cm" fo:border-left="0.035cm solid #808080" fo:border-right="0.035cm solid #808080" fo:border-top="none" fo:border-bottom="0.035cm solid #808080"/>
    </style:style>
    <style:style style:name="Tabel2.A18" style:family="table-cell">
      <style:table-cell-properties style:vertical-align="middle" fo:padding="0.049cm" fo:border-left="0.035cm solid #808080" fo:border-right="none" fo:border-top="none" fo:border-bottom="0.035cm solid #808080"/>
    </style:style>
    <style:style style:name="Tabel2.E18" style:family="table-cell">
      <style:table-cell-properties style:vertical-align="middle" fo:padding="0.049cm" fo:border-left="0.035cm solid #808080" fo:border-right="0.035cm solid #808080" fo:border-top="none" fo:border-bottom="0.035cm solid #808080"/>
    </style:style>
    <style:style style:name="Tabel3" style:family="table">
      <style:table-properties style:width="17.171cm" table:align="left"/>
    </style:style>
    <style:style style:name="Tabel3.A" style:family="table-column">
      <style:table-column-properties style:column-width="3.224cm"/>
    </style:style>
    <style:style style:name="Tabel3.B" style:family="table-column">
      <style:table-column-properties style:column-width="1.422cm"/>
    </style:style>
    <style:style style:name="Tabel3.C" style:family="table-column">
      <style:table-column-properties style:column-width="3.32cm"/>
    </style:style>
    <style:style style:name="Tabel3.D" style:family="table-column">
      <style:table-column-properties style:column-width="3.799cm"/>
    </style:style>
    <style:style style:name="Tabel3.E" style:family="table-column">
      <style:table-column-properties style:column-width="5.406cm"/>
    </style:style>
    <style:style style:name="Tabel3.A1" style:family="table-cell">
      <style:table-cell-properties fo:padding="0.049cm" fo:border-left="0.035cm solid #808080" fo:border-right="none" fo:border-top="0.035cm solid #808080" fo:border-bottom="0.035cm solid #808080"/>
    </style:style>
    <style:style style:name="Tabel3.B1" style:family="table-cell">
      <style:table-cell-properties fo:padding="0.049cm" fo:border="0.035cm solid #808080"/>
    </style:style>
    <style:style style:name="Tabel3.A2" style:family="table-cell">
      <style:table-cell-properties fo:padding="0.049cm" fo:border-left="0.035cm solid #808080" fo:border-right="none" fo:border-top="none" fo:border-bottom="0.035cm solid #808080"/>
    </style:style>
    <style:style style:name="Tabel3.B2" style:family="table-cell">
      <style:table-cell-properties fo:padding="0.049cm" fo:border-left="0.035cm solid #808080" fo:border-right="0.035cm solid #808080" fo:border-top="none" fo:border-bottom="0.035cm solid #808080"/>
    </style:style>
    <style:style style:name="Tabel3.A18" style:family="table-cell">
      <style:table-cell-properties style:vertical-align="middle" fo:padding="0.049cm" fo:border-left="0.035cm solid #808080" fo:border-right="none" fo:border-top="none" fo:border-bottom="0.035cm solid #808080"/>
    </style:style>
    <style:style style:name="Tabel3.E18" style:family="table-cell">
      <style:table-cell-properties style:vertical-align="middle" fo:padding="0.049cm" fo:border-left="0.035cm solid #808080" fo:border-right="0.035cm solid #808080" fo:border-top="none" fo:border-bottom="0.035cm solid #808080"/>
    </style:style>
    <style:style style:name="Tabel4" style:family="table">
      <style:table-properties style:width="17.171cm" table:align="left"/>
    </style:style>
    <style:style style:name="Tabel4.A" style:family="table-column">
      <style:table-column-properties style:column-width="3.023cm"/>
    </style:style>
    <style:style style:name="Tabel4.B" style:family="table-column">
      <style:table-column-properties style:column-width="1.762cm"/>
    </style:style>
    <style:style style:name="Tabel4.D" style:family="table-column">
      <style:table-column-properties style:column-width="4.625cm"/>
    </style:style>
    <style:style style:name="Tabel4.E" style:family="table-column">
      <style:table-column-properties style:column-width="5.999cm"/>
    </style:style>
    <style:style style:name="Tabel4.A1" style:family="table-cell">
      <style:table-cell-properties fo:padding="0.049cm" fo:border-left="0.035cm solid #808080" fo:border-right="none" fo:border-top="0.035cm solid #808080" fo:border-bottom="0.035cm solid #808080"/>
    </style:style>
    <style:style style:name="Tabel4.B1" style:family="table-cell">
      <style:table-cell-properties fo:padding="0.049cm" fo:border="0.035cm solid #808080"/>
    </style:style>
    <style:style style:name="Tabel4.A2" style:family="table-cell">
      <style:table-cell-properties fo:padding="0.049cm" fo:border-left="0.035cm solid #808080" fo:border-right="none" fo:border-top="none" fo:border-bottom="0.035cm solid #808080"/>
    </style:style>
    <style:style style:name="Tabel4.B2" style:family="table-cell">
      <style:table-cell-properties fo:padding="0.049cm" fo:border-left="0.035cm solid #808080" fo:border-right="0.035cm solid #808080" fo:border-top="none" fo:border-bottom="0.035cm solid #808080"/>
    </style:style>
    <style:style style:name="P1" style:family="paragraph" style:parent-style-name="Standard">
      <style:text-properties style:font-name="Arial1"/>
    </style:style>
    <style:style style:name="P2" style:family="paragraph" style:parent-style-name="Heading_20_1">
      <style:text-properties style:font-name="Arial1" fo:language="en" fo:country="US"/>
    </style:style>
    <style:style style:name="P3" style:family="paragraph" style:parent-style-name="Heading_20_1">
      <style:paragraph-properties fo:break-before="pag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top="0cm" fo:margin-bottom="0.499cm" fo:padding="0.049cm" fo:border="0.035cm solid #000000"/>
      <style:text-properties fo:language="en" fo:country="US" fo:font-weight="bold"/>
    </style:style>
    <style:style style:name="P6" style:family="paragraph" style:parent-style-name="Table_20_Contents">
      <style:paragraph-properties fo:margin-top="0cm" fo:margin-bottom="0.499cm" fo:text-align="end" style:justify-single-word="false" fo:padding="0.049cm" fo:border="0.035cm solid #000000"/>
      <style:text-properties fo:language="en" fo:country="US" fo:font-weight="bold"/>
    </style:style>
    <style:style style:name="P7" style:family="paragraph" style:parent-style-name="Table_20_Contents">
      <style:paragraph-properties fo:margin-top="0cm" fo:margin-bottom="0.499cm" fo:text-align="center" style:justify-single-word="false" fo:padding-left="0cm" fo:padding-right="0.049cm" fo:padding-top="0.049cm" fo:padding-bottom="0.049cm" fo:border-left="none" fo:border-right="0.035cm solid #000000" fo:border-top="0.035cm solid #000000" fo:border-bottom="0.035cm solid #000000"/>
      <style:text-properties fo:language="en" fo:country="US" fo:font-weight="bold"/>
    </style:style>
    <style:style style:name="P8" style:family="paragraph" style:parent-style-name="Table_20_Contents">
      <style:paragraph-properties fo:margin-top="0cm" fo:margin-bottom="0.499cm" fo:padding-left="0cm" fo:padding-right="0.049cm" fo:padding-top="0.049cm" fo:padding-bottom="0.049cm" fo:border-left="none" fo:border-right="0.035cm solid #000000" fo:border-top="0.035cm solid #000000" fo:border-bottom="0.035cm solid #000000"/>
      <style:text-properties fo:color="#a6a6a6"/>
    </style:style>
    <style:style style:name="P9" style:family="paragraph" style:parent-style-name="Table_20_Contents">
      <style:paragraph-properties fo:margin-top="0cm" fo:margin-bottom="0.499cm" fo:padding-left="0cm" fo:padding-right="0.049cm" fo:padding-top="0.049cm" fo:padding-bottom="0.049cm" fo:border-left="none" fo:border-right="0.035cm solid #000000" fo:border-top="0.035cm solid #000000" fo:border-bottom="0.035cm solid #000000"/>
      <style:text-properties fo:color="#a6a6a6" fo:language="en" fo:country="US"/>
    </style:style>
    <style:style style:name="P10" style:family="paragraph" style:parent-style-name="Table_20_Contents">
      <style:paragraph-properties fo:margin-top="0cm" fo:margin-bottom="0.499cm" fo:padding-left="0.049cm" fo:padding-right="0.049cm" fo:padding-top="0cm" fo:padding-bottom="0.049cm" fo:border-left="0.035cm solid #000000" fo:border-right="0.035cm solid #000000" fo:border-top="none" fo:border-bottom="0.035cm solid #000000"/>
    </style:style>
    <style:style style:name="P11" style:family="paragraph" style:parent-style-name="Table_20_Contents">
      <style:paragraph-properties fo:margin-top="0cm" fo:margin-bottom="0.499cm" fo:text-align="end" style:justify-single-word="false" fo:padding-left="0.049cm" fo:padding-right="0.049cm" fo:padding-top="0cm" fo:padding-bottom="0.049cm" fo:border-left="0.035cm solid #000000" fo:border-right="0.035cm solid #000000" fo:border-top="none" fo:border-bottom="0.035cm solid #000000"/>
      <style:text-properties fo:language="en" fo:country="US" fo:font-weight="bold"/>
    </style:style>
    <style:style style:name="P12" style:family="paragraph" style:parent-style-name="Table_20_Contents">
      <style:paragraph-properties fo:margin-top="0cm" fo:margin-bottom="0.499cm" fo:text-align="end" style:justify-single-word="false" fo:padding-left="0.049cm" fo:padding-right="0.049cm" fo:padding-top="0cm" fo:padding-bottom="0.049cm" fo:border-left="0.035cm solid #000000" fo:border-right="0.035cm solid #000000" fo:border-top="none" fo:border-bottom="0.035cm solid #000000"/>
      <style:text-properties fo:font-size="11pt" fo:language="en" fo:country="US" fo:font-weight="bold"/>
    </style:style>
    <style:style style:name="P13" style:family="paragraph" style:parent-style-name="Table_20_Contents">
      <style:paragraph-properties fo:margin-top="0cm" fo:margin-bottom="0.499cm" fo:text-align="end" style:justify-single-word="false" fo:padding-left="0.049cm" fo:padding-right="0.049cm" fo:padding-top="0cm" fo:padding-bottom="0.049cm" fo:border-left="0.035cm solid #000000" fo:border-right="0.035cm solid #000000" fo:border-top="none" fo:border-bottom="0.035cm solid #000000"/>
      <style:text-properties fo:color="#bfbfbf" fo:language="en" fo:country="US" fo:font-weight="bold"/>
    </style:style>
    <style:style style:name="P14" style:family="paragraph" style:parent-style-name="Table_20_Contents">
      <style:paragraph-properties fo:margin-top="0cm" fo:margin-bottom="0.499cm" fo:padding-left="0cm" fo:padding-right="0.049cm" fo:padding-top="0cm" fo:padding-bottom="0.049cm" fo:border-left="none" fo:border-right="0.035cm solid #000000" fo:border-top="none" fo:border-bottom="0.035cm solid #000000"/>
    </style:style>
    <style:style style:name="P15" style:family="paragraph" style:parent-style-name="Table_20_Contents">
      <style:paragraph-properties fo:margin-top="0cm" fo:margin-bottom="0.499cm" fo:padding-left="0cm" fo:padding-right="0.049cm" fo:padding-top="0cm" fo:padding-bottom="0.049cm" fo:border-left="none" fo:border-right="0.035cm solid #000000" fo:border-top="none" fo:border-bottom="0.035cm solid #000000"/>
      <style:text-properties fo:color="#a6a6a6"/>
    </style:style>
    <style:style style:name="P16" style:family="paragraph" style:parent-style-name="Table_20_Contents">
      <style:paragraph-properties fo:margin-top="0cm" fo:margin-bottom="0.499cm" fo:padding-left="0cm" fo:padding-right="0.049cm" fo:padding-top="0cm" fo:padding-bottom="0.049cm" fo:border-left="none" fo:border-right="0.035cm solid #000000" fo:border-top="none" fo:border-bottom="0.035cm solid #000000"/>
      <style:text-properties fo:color="#a6a6a6" fo:language="en" fo:country="US"/>
    </style:style>
    <style:style style:name="P17" style:family="paragraph" style:parent-style-name="Table_20_Contents">
      <style:paragraph-properties fo:margin-top="0cm" fo:margin-bottom="0.499cm" fo:text-align="end" style:justify-single-word="false" fo:padding-left="0cm" fo:padding-right="0.049cm" fo:padding-top="0cm" fo:padding-bottom="0.049cm" fo:border-left="none" fo:border-right="0.035cm solid #000000" fo:border-top="none" fo:border-bottom="0.035cm solid #000000"/>
      <style:text-properties fo:language="en" fo:country="US" fo:font-weight="bold"/>
    </style:style>
    <style:style style:name="P18" style:family="paragraph" style:parent-style-name="Table_20_Contents">
      <style:paragraph-properties fo:margin-left="0.635cm" fo:margin-right="0cm" fo:margin-top="0cm" fo:margin-bottom="0.499cm" fo:text-indent="-0.635cm" style:auto-text-indent="false" fo:padding-left="0cm" fo:padding-right="0.049cm" fo:padding-top="0cm" fo:padding-bottom="0.049cm" fo:border-left="none" fo:border-right="0.035cm solid #000000" fo:border-top="none" fo:border-bottom="0.035cm solid #000000"/>
    </style:style>
    <style:style style:name="P19" style:family="paragraph" style:parent-style-name="Table_20_Contents">
      <style:paragraph-properties fo:margin-left="0.318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fo:color="#a6a6a6"/>
    </style:style>
    <style:style style:name="T1" style:family="text">
      <style:text-properties fo:font-variant="normal" fo:text-transform="none" fo:language="en" fo:country="US"/>
    </style:style>
    <style:style style:name="T2" style:family="text">
      <style:text-properties fo:font-variant="normal" fo:text-transform="none" fo:color="#a6a6a6" fo:language="en" fo:country="US"/>
    </style:style>
    <style:style style:name="T3" style:family="text">
      <style:text-properties fo:language="en" fo:country="US"/>
    </style:style>
    <style:style style:name="T4" style:family="text">
      <style:text-properties fo:color="#a6a6a6"/>
    </style:style>
    <style:style style:name="T5" style:family="text">
      <style:text-properties fo:color="#a6a6a6" fo:language="en" fo:country="US"/>
    </style:style>
    <style:style style:name="T6" style:family="text">
      <style:text-properties fo:font-style="italic"/>
    </style:style>
    <style:style style:name="T7"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_Toc221528080"/>Use Case List</text:h>
      <table:table table:name="Tabel1" table:style-name="Tabel1">
        <table:table-column table:style-name="Tabel1.A"/>
        <table:table-column table:style-name="Tabel1.B"/>
        <table:table-column table:style-name="Tabel1.C"/>
        <table:table-row>
          <table:table-cell table:style-name="Tabel1.A1" office:value-type="string">
            <text:p text:style-name="P5">Use Case ID</text:p>
          </table:table-cell>
          <table:table-cell table:style-name="Tabel1.A1" office:value-type="string">
            <text:p text:style-name="P7">Primary Actor</text:p>
          </table:table-cell>
          <table:table-cell table:style-name="Tabel1.C1" office:value-type="string">
            <text:p text:style-name="P7">Use Cases</text:p>
          </table:table-cell>
        </table:table-row>
        <table:table-row>
          <table:table-cell table:style-name="Tabel1.A2" office:value-type="string">
            <text:p text:style-name="P10"> </text:p>
          </table:table-cell>
          <table:table-cell table:style-name="Tabel1.A2" office:value-type="string">
            <text:p text:style-name="P14"> </text:p>
          </table:table-cell>
          <table:table-cell table:style-name="Tabel1.C2" office:value-type="string">
            <text:p text:style-name="P14"> </text:p>
          </table:table-cell>
        </table:table-row>
        <table:table-row>
          <table:table-cell table:style-name="Tabel1.A2" office:value-type="string">
            <text:p text:style-name="P10"> </text:p>
          </table:table-cell>
          <table:table-cell table:style-name="Tabel1.A2" office:value-type="string">
            <text:p text:style-name="P14"> </text:p>
          </table:table-cell>
          <table:table-cell table:style-name="Tabel1.C2" office:value-type="string">
            <text:p text:style-name="P14"> </text:p>
          </table:table-cell>
        </table:table-row>
        <table:table-row>
          <table:table-cell table:style-name="Tabel1.A2" office:value-type="string">
            <text:p text:style-name="P10"> </text:p>
          </table:table-cell>
          <table:table-cell table:style-name="Tabel1.A2" office:value-type="string">
            <text:p text:style-name="P14"> </text:p>
          </table:table-cell>
          <table:table-cell table:style-name="Tabel1.C2" office:value-type="string">
            <text:p text:style-name="P14"> </text:p>
          </table:table-cell>
        </table:table-row>
      </table:table>
      <text:p text:style-name="Text_20_body"> </text:p>
      <text:h text:style-name="Heading_20_1" text:outline-level="1"><text:bookmark text:name="_Toc221528081"/><text:span text:style-name="T3">1</text:span><text:span text:style-name="T1">      </text:span><text:span text:style-name="T3">Feature Name </text:span><text:span text:style-name="T5">(Example:  ATM Transaction)</text:span></text:h>
      <text:h text:style-name="Heading_20_2" text:outline-level="2"><text:bookmark text:name="_Toc221528082"/><text:span text:style-name="T3">1.1</text:span><text:span text:style-name="T1">   </text:span><text:span text:style-name="T3">Feature Process Flow / Use Case Model</text:span></text:h>
      <text:h text:style-name="Heading_20_2" text:outline-level="2"><text:bookmark text:name="_Toc221528083"/><text:span text:style-name="T3">1.2</text:span><text:span text:style-name="T1">   </text:span><text:span text:style-name="T3">Use Case(s)</text:span></text:h>
      <table:table table:name="Tabel2" table:style-name="Tabel2">
        <table:table-column table:style-name="Tabel2.A"/>
        <table:table-column table:style-name="Tabel2.B"/>
        <table:table-column table:style-name="Tabel2.C"/>
        <table:table-column table:style-name="Tabel2.D"/>
        <table:table-column table:style-name="Tabel2.E"/>
        <table:table-row>
          <table:table-cell table:style-name="Tabel2.A1" office:value-type="string">
            <text:p text:style-name="P6">Use Case ID:</text:p>
          </table:table-cell>
          <table:table-cell table:style-name="Tabel2.B1" table:number-columns-spanned="4" office:value-type="string">
            <text:p text:style-name="P9">Enter a unique numeric identifier for the Use Case. e.g. UC-1.2.1</text:p>
          </table:table-cell>
          <table:covered-table-cell/>
          <table:covered-table-cell/>
          <table:covered-table-cell/>
        </table:table-row>
        <table:table-row>
          <table:table-cell table:style-name="Tabel2.A2" office:value-type="string">
            <text:p text:style-name="P11">Use Case Name:</text:p>
          </table:table-cell>
          <table:table-cell table:style-name="Tabel2.B2" table:number-columns-spanned="4" office:value-type="string">
            <text:p text:style-name="P16">Enter a short name for the Use Case using an active verb phrase. e.g. Withdraw Cash </text:p>
          </table:table-cell>
          <table:covered-table-cell/>
          <table:covered-table-cell/>
          <table:covered-table-cell/>
        </table:table-row>
        <table:table-row>
          <table:table-cell table:style-name="Tabel2.A2" office:value-type="string">
            <text:p text:style-name="P11">Created By:</text:p>
          </table:table-cell>
          <table:table-cell table:style-name="Tabel2.A2" table:number-columns-spanned="2" office:value-type="string">
            <text:p text:style-name="P14"> </text:p>
          </table:table-cell>
          <table:covered-table-cell/>
          <table:table-cell table:style-name="Tabel2.A2" office:value-type="string">
            <text:p text:style-name="P17">Last Updated By:</text:p>
          </table:table-cell>
          <table:table-cell table:style-name="Tabel2.B2" office:value-type="string">
            <text:p text:style-name="P14"> </text:p>
          </table:table-cell>
        </table:table-row>
        <table:table-row>
          <table:table-cell table:style-name="Tabel2.A2" office:value-type="string">
            <text:p text:style-name="P11">Date Created:</text:p>
          </table:table-cell>
          <table:table-cell table:style-name="Tabel2.A2" table:number-columns-spanned="2" office:value-type="string">
            <text:p text:style-name="P14"> </text:p>
          </table:table-cell>
          <table:covered-table-cell/>
          <table:table-cell table:style-name="Tabel2.A2" office:value-type="string">
            <text:p text:style-name="P17">Last Revision Date:</text:p>
          </table:table-cell>
          <table:table-cell table:style-name="Tabel2.B2" office:value-type="string">
            <text:p text:style-name="P14"> </text:p>
          </table:table-cell>
        </table:table-row>
        <table:table-row>
          <table:table-cell table:style-name="Tabel2.A2" table:number-columns-spanned="2" office:value-type="string">
            <text:p text:style-name="P12">Actors:</text:p>
          </table:table-cell>
          <table:covered-table-cell/>
          <table:table-cell table:style-name="Tabel2.B2" table:number-columns-spanned="3" office:value-type="string">
            <text:p text:style-name="P16">[An actor is a person or other entity external to the software system being specified who interacts with the system and performs use cases to accomplish tasks. Different actors often correspond to different user classes, or roles, identified from the customer community that will use the product. Name the actor that will be initiating this use case (primary) and any other actors who will participate in completing the use case (secondary).]</text:p>
          </table:table-cell>
          <table:covered-table-cell/>
          <table:covered-table-cell/>
        </table:table-row>
        <table:table-row>
          <table:table-cell table:style-name="Tabel2.A2" table:number-columns-spanned="2" office:value-type="string">
            <text:p text:style-name="P12">Description:</text:p>
          </table:table-cell>
          <table:covered-table-cell/>
          <table:table-cell table:style-name="Tabel2.B2" table:number-columns-spanned="3" office:value-type="string">
            <text:p text:style-name="P16">[Provide a brief description of the reason for and outcome of this use case.]</text:p>
          </table:table-cell>
          <table:covered-table-cell/>
          <table:covered-table-cell/>
        </table:table-row>
        <text:soft-page-break/>
        <table:table-row>
          <table:table-cell table:style-name="Tabel2.A2" table:number-columns-spanned="2" office:value-type="string">
            <text:p text:style-name="P12">Trigger:</text:p>
          </table:table-cell>
          <table:covered-table-cell/>
          <table:table-cell table:style-name="Tabel2.B2" table:number-columns-spanned="3" office:value-type="string">
            <text:p text:style-name="P16">[Identify the event that initiates the use case. This could be an external business event or system event that causes the use case to begin, or it could be the first step in the normal flow.]</text:p>
          </table:table-cell>
          <table:covered-table-cell/>
          <table:covered-table-cell/>
        </table:table-row>
        <table:table-row>
          <table:table-cell table:style-name="Tabel2.A2" table:number-columns-spanned="2" office:value-type="string">
            <text:p text:style-name="P12">Preconditions:</text:p>
          </table:table-cell>
          <table:covered-table-cell/>
          <table:table-cell table:style-name="Tabel2.B2" table:number-columns-spanned="3" office:value-type="string">
            <text:p text:style-name="P16">[List any activities that must take place, or any conditions that must be true, before the use case can be started. Number each pre-condition. e.g.</text:p>
            <text:p text:style-name="P15"> </text:p>
            <text:p text:style-name="P18"><text:span text:style-name="T5">1.</text:span><text:span text:style-name="T2">     </text:span><text:span text:style-name="T5">Customer has active deposit account with ATM privileges</text:span></text:p>
            <text:p text:style-name="P18"><text:span text:style-name="T5">2.</text:span><text:span text:style-name="T2">     </text:span><text:span text:style-name="T5">Customer has an activated ATM card.]</text:span></text:p>
          </table:table-cell>
          <table:covered-table-cell/>
          <table:covered-table-cell/>
        </table:table-row>
        <table:table-row>
          <table:table-cell table:style-name="Tabel2.A2" table:number-columns-spanned="2" office:value-type="string">
            <text:p text:style-name="P12">Postconditions:</text:p>
          </table:table-cell>
          <table:covered-table-cell/>
          <table:table-cell table:style-name="Tabel2.B2" table:number-columns-spanned="3" office:value-type="string">
            <text:p text:style-name="P16">[Describe the state of the system at the conclusion of the use case execution. Should include both <text:span text:style-name="T6">minimal guarantees</text:span> (what must happen even if the actor’s goal is not achieved) and the <text:span text:style-name="T6">success guarantees</text:span> (what happens when the actor’s goal is achieved. Number each post-condition. e.g.</text:p>
            <text:p text:style-name="P15"> </text:p>
            <text:p text:style-name="P18"><text:span text:style-name="T5">1.</text:span><text:span text:style-name="T2">     </text:span><text:span text:style-name="T5">Customer receives cash</text:span></text:p>
            <text:p text:style-name="P18"><text:span text:style-name="T5">2.</text:span><text:span text:style-name="T2">     </text:span><text:span text:style-name="T5">Customer account balance is reduced by the amount of the withdrawal and transaction fees]</text:span></text:p>
          </table:table-cell>
          <table:covered-table-cell/>
          <table:covered-table-cell/>
        </table:table-row>
        <table:table-row>
          <table:table-cell table:style-name="Tabel2.A2" table:number-columns-spanned="2" office:value-type="string">
            <text:p text:style-name="P12">Normal Flow:</text:p>
          </table:table-cell>
          <table:covered-table-cell/>
          <table:table-cell table:style-name="Tabel2.B2" table:number-columns-spanned="3" office:value-type="string">
            <text:p text:style-name="P16">[Provide a detailed description of the user actions and system responses that will take place during execution of the use case under <text:span text:style-name="T7">normal, expected</text:span> conditions. This dialog sequence will ultimately lead to accomplishing the goal stated in the use case name and description.</text:p>
            <text:p text:style-name="P15"> </text:p>
            <text:p text:style-name="P18"><text:span text:style-name="T5">1.</text:span><text:span text:style-name="T2">    </text:span><text:span text:style-name="T5">Customer inserts  ATM card</text:span></text:p>
            <text:p text:style-name="P18"><text:span text:style-name="T5">2.</text:span><text:span text:style-name="T2">    </text:span><text:span text:style-name="T5">Customer enters PIN </text:span></text:p>
            <text:p text:style-name="P18"><text:span text:style-name="T5">3.</text:span><text:span text:style-name="T2">    </text:span><text:span text:style-name="T5">System prompts customer to enter language performance English or Spanish</text:span></text:p>
            <text:p text:style-name="P18"><text:span text:style-name="T5">4.</text:span><text:span text:style-name="T2">    </text:span><text:span text:style-name="T5">System validates if customer is in the bank network</text:span></text:p>
            <text:p text:style-name="P18"><text:span text:style-name="T5">5.</text:span><text:span text:style-name="T2">    </text:span><text:span text:style-name="T5">System prompts user to select transaction type</text:span></text:p>
            <text:p text:style-name="P18"><text:span text:style-name="T5">6.</text:span><text:span text:style-name="T2">    </text:span><text:span text:style-name="T5">Customer selects Withdrawal From Checking</text:span></text:p>
            <text:p text:style-name="P18"><text:span text:style-name="T5">7.</text:span><text:span text:style-name="T2">    </text:span><text:span text:style-name="T5">System prompts user to enter withdrawal amount</text:span></text:p>
            <text:p text:style-name="P18"><text:span text:style-name="T5">8.</text:span><text:span text:style-name="T2">    </text:span><text:span text:style-name="T4">…</text:span></text:p>
            <text:p text:style-name="P18"><text:soft-page-break/><text:span text:style-name="T5">9.</text:span><text:span text:style-name="T2">    </text:span><text:span text:style-name="T5">System ejects ATM card]</text:span></text:p>
          </table:table-cell>
          <table:covered-table-cell/>
          <table:covered-table-cell/>
        </table:table-row>
        <table:table-row>
          <table:table-cell table:style-name="Tabel2.A2" table:number-columns-spanned="2" office:value-type="string">
            <text:p text:style-name="P12">Alternative Flows:</text:p>
            <text:p text:style-name="P13">[Alternative Flow 1 – Not in Network]</text:p>
          </table:table-cell>
          <table:covered-table-cell/>
          <table:table-cell table:style-name="Tabel2.B2" table:number-columns-spanned="3" office:value-type="string">
            <text:p text:style-name="P16">[Document <text:span text:style-name="T7">legitimate</text:span> branches from the main flow to handle special conditions (also known as extensions). For each alternative flow reference the branching step number of the normal flow and the condition which must be true in order for this extension to be executed.  e.g. Alternative flows in the <text:span text:style-name="T6">Withdraw Cash</text:span> transaction: </text:p>
            <text:p text:style-name="P15"> </text:p>
            <text:p text:style-name="P16">4a. In step 4 of the normal flow, if the customer is not in the bank network </text:p>
            <text:p text:style-name="P18"><text:span text:style-name="T5">1.</text:span><text:span text:style-name="T2">     </text:span><text:span text:style-name="T5">System will prompt customer to accept network fee  </text:span></text:p>
            <text:p text:style-name="P18"><text:span text:style-name="T5">2.</text:span><text:span text:style-name="T2">     </text:span><text:span text:style-name="T5">Customer accepts </text:span></text:p>
            <text:p text:style-name="P18"><text:span text:style-name="T5">3.</text:span><text:span text:style-name="T2">     </text:span><text:span text:style-name="T5">Use Case resumes on step 5 </text:span></text:p>
            <text:p text:style-name="P15"> </text:p>
            <text:p text:style-name="P16">4b. In step 4 of the normal flow, if the customer is not in the bank network </text:p>
            <text:p text:style-name="P18"><text:span text:style-name="T5">1.</text:span><text:span text:style-name="T2">     </text:span><text:span text:style-name="T5">System will prompt customer to accept network fee  </text:span></text:p>
            <text:p text:style-name="P18"><text:span text:style-name="T5">2.</text:span><text:span text:style-name="T2">     </text:span><text:span text:style-name="T5">Customer declines </text:span></text:p>
            <text:p text:style-name="P18"><text:span text:style-name="T5">3.</text:span><text:span text:style-name="T2">     </text:span><text:span text:style-name="T5">Transaction is terminated</text:span></text:p>
            <text:p text:style-name="P18"><text:span text:style-name="T5">4.</text:span><text:span text:style-name="T2">     </text:span><text:span text:style-name="T5">Use Case resumes on step 9 of normal flow</text:span></text:p>
            <text:p text:style-name="P15"> </text:p>
            <text:p text:style-name="P16">Note:  Insert a new row for each distinctive alternative flow.  ]</text:p>
          </table:table-cell>
          <table:covered-table-cell/>
          <table:covered-table-cell/>
        </table:table-row>
        <table:table-row>
          <table:table-cell table:style-name="Tabel2.A2" table:number-columns-spanned="2" office:value-type="string">
            <text:p text:style-name="P12">Exceptions:</text:p>
          </table:table-cell>
          <table:covered-table-cell/>
          <table:table-cell table:style-name="Tabel2.B2" table:number-columns-spanned="3" office:value-type="string">
            <text:p text:style-name="P16">[Describe any anticipated <text:span text:style-name="T7">error conditions</text:span> that could occur during execution of the use case, and define how the system is to respond to those conditions. </text:p>
            <text:p text:style-name="P16">e.g. Exceptions to the Withdraw Case transaction </text:p>
            <text:p text:style-name="P16"><text:line-break/>2a.   In step 2 of the normal flow, if the customer enters and invalid PIN </text:p>
            <text:p text:style-name="P18"><text:span text:style-name="T5">1.</text:span><text:span text:style-name="T2">     </text:span><text:span text:style-name="T5">Transaction is disapproved</text:span></text:p>
            <text:p text:style-name="P18"><text:span text:style-name="T5">2.</text:span><text:span text:style-name="T2">     </text:span><text:span text:style-name="T5">Message to customer to re-enter PIN</text:span></text:p>
            <text:p text:style-name="P18"><text:soft-page-break/><text:span text:style-name="T5">3.</text:span><text:span text:style-name="T2">     </text:span><text:span text:style-name="T5">Customer enters correct PIN</text:span></text:p>
            <text:p text:style-name="P18"><text:span text:style-name="T5">4.</text:span><text:span text:style-name="T2">     </text:span><text:span text:style-name="T5">Use Case resumes on step 3 of normal flow] </text:span></text:p>
          </table:table-cell>
          <table:covered-table-cell/>
          <table:covered-table-cell/>
        </table:table-row>
        <table:table-row>
          <table:table-cell table:style-name="Tabel2.A2" table:number-columns-spanned="2" office:value-type="string">
            <text:p text:style-name="P12">Includes:</text:p>
          </table:table-cell>
          <table:covered-table-cell/>
          <table:table-cell table:style-name="Tabel2.B2" table:number-columns-spanned="3" office:value-type="string">
            <text:p text:style-name="P16">[List any other use cases that are included (“called”) by this use case. Common functionality that appears in multiple use cases can be split out into a separate use case that is included by the ones that need that common functionality. e.g. steps 1-4 in the normal flow would be required for all types of ATM transactions- a Use Case could be written for these steps and “included” in all ATM Use Cases.]</text:p>
          </table:table-cell>
          <table:covered-table-cell/>
          <table:covered-table-cell/>
        </table:table-row>
        <table:table-row>
          <table:table-cell table:style-name="Tabel2.A2" table:number-columns-spanned="2" office:value-type="string">
            <text:p text:style-name="P12">Frequency of Use:</text:p>
          </table:table-cell>
          <table:covered-table-cell/>
          <table:table-cell table:style-name="Tabel2.B2" table:number-columns-spanned="3" office:value-type="string">
            <text:p text:style-name="P16">[How often will this Use Case be executed. This information is primarily useful for designers.  e.g. enter values such as 50 per hour, 200 per day, once a week, once a year, on demand etc.]</text:p>
          </table:table-cell>
          <table:covered-table-cell/>
          <table:covered-table-cell/>
        </table:table-row>
        <table:table-row>
          <table:table-cell table:style-name="Tabel2.A2" table:number-columns-spanned="2" office:value-type="string">
            <text:p text:style-name="P12">Special Requirements:</text:p>
          </table:table-cell>
          <table:covered-table-cell/>
          <table:table-cell table:style-name="Tabel2.B2" table:number-columns-spanned="3" office:value-type="string">
            <text:p text:style-name="P16">[Identify any additional requirements, such as nonfunctional requirements, for the use case that may need to be addressed during design or implementation. These may include performance requirements or other quality attributes.]</text:p>
          </table:table-cell>
          <table:covered-table-cell/>
          <table:covered-table-cell/>
        </table:table-row>
        <table:table-row>
          <table:table-cell table:style-name="Tabel2.A2" table:number-columns-spanned="2" office:value-type="string">
            <text:p text:style-name="P12">Assumptions:</text:p>
          </table:table-cell>
          <table:covered-table-cell/>
          <table:table-cell table:style-name="Tabel2.B2" table:number-columns-spanned="3" office:value-type="string">
            <text:p text:style-name="P16">[List any assumptions that were made in the analysis that led to accepting this use case into the product description and writing the use case description.</text:p>
            <text:p text:style-name="P16">e.g. For the <text:span text:style-name="T6">Withdraw Cash</text:span> Use Case, an assumption could be: <text:line-break/>The Bank Customer understands either English or Spanish language.]</text:p>
          </table:table-cell>
          <table:covered-table-cell/>
          <table:covered-table-cell/>
        </table:table-row>
        <table:table-row>
          <table:table-cell table:style-name="Tabel2.A2" table:number-columns-spanned="2" office:value-type="string">
            <text:p text:style-name="P12">Notes and Issues:</text:p>
          </table:table-cell>
          <table:covered-table-cell/>
          <table:table-cell table:style-name="Tabel2.B2" table:number-columns-spanned="3" office:value-type="string">
            <text:p text:style-name="P16">[List any additional comments about this use case or any remaining open issues or TBDs (To Be Determined) that must be resolved.  e.g.</text:p>
            <text:p text:style-name="P15"> </text:p>
            <text:p text:style-name="P18"><text:span text:style-name="T5">1.</text:span><text:span text:style-name="T2">     </text:span><text:span text:style-name="T5">What is the maximum size of the PIN that a use can have?] </text:span></text:p>
          </table:table-cell>
          <table:covered-table-cell/>
          <table:covered-table-cell/>
        </table:table-row>
        <table:table-row>
          <table:table-cell table:style-name="Tabel2.A18" office:value-type="string">
            <text:p text:style-name="P4"/>
          </table:table-cell>
          <table:table-cell table:style-name="Tabel2.A18" office:value-type="string">
            <text:p text:style-name="P4"/>
          </table:table-cell>
          <table:table-cell table:style-name="Tabel2.A18" office:value-type="string">
            <text:p text:style-name="P4"/>
          </table:table-cell>
          <table:table-cell table:style-name="Tabel2.A18" office:value-type="string">
            <text:p text:style-name="P4"/>
          </table:table-cell>
          <table:table-cell table:style-name="Tabel2.E18" office:value-type="string">
            <text:p text:style-name="P4"/>
          </table:table-cell>
        </table:table-row>
      </table:table>
      <text:p text:style-name="Text_20_body"> </text:p>
      <text:p text:style-name="Text_20_body"> </text:p>
      <text:p text:style-name="Text_20_body"> </text:p>
      <table:table table:name="Tabel3" table:style-name="Tabel3">
        <table:table-column table:style-name="Tabel3.A"/>
        <table:table-column table:style-name="Tabel3.B"/>
        <table:table-column table:style-name="Tabel3.C"/>
        <table:table-column table:style-name="Tabel3.D"/>
        <table:table-column table:style-name="Tabel3.E"/>
        <table:table-row>
          <table:table-cell table:style-name="Tabel3.A1" office:value-type="string">
            <text:p text:style-name="P6">Use Case ID:</text:p>
          </table:table-cell>
          <table:table-cell table:style-name="Tabel3.B1" table:number-columns-spanned="4" office:value-type="string">
            <text:p text:style-name="P9">[Repeat for multiple use cases]</text:p>
          </table:table-cell>
          <table:covered-table-cell/>
          <table:covered-table-cell/>
          <table:covered-table-cell/>
        </table:table-row>
        <table:table-row>
          <table:table-cell table:style-name="Tabel3.A2" office:value-type="string">
            <text:p text:style-name="P11">Use Case Name:</text:p>
          </table:table-cell>
          <table:table-cell table:style-name="Tabel3.B2" table:number-columns-spanned="4" office:value-type="string">
            <text:p text:style-name="P15"> </text:p>
          </table:table-cell>
          <table:covered-table-cell/>
          <table:covered-table-cell/>
          <table:covered-table-cell/>
        </table:table-row>
        <table:table-row>
          <table:table-cell table:style-name="Tabel3.A2" office:value-type="string">
            <text:p text:style-name="P11">Created By:</text:p>
          </table:table-cell>
          <table:table-cell table:style-name="Tabel3.A2" table:number-columns-spanned="2" office:value-type="string">
            <text:p text:style-name="P14"> </text:p>
          </table:table-cell>
          <table:covered-table-cell/>
          <table:table-cell table:style-name="Tabel3.A2" office:value-type="string">
            <text:p text:style-name="P17">Last Updated By:</text:p>
          </table:table-cell>
          <table:table-cell table:style-name="Tabel3.B2" office:value-type="string">
            <text:p text:style-name="P14"> </text:p>
          </table:table-cell>
        </table:table-row>
        <table:table-row>
          <table:table-cell table:style-name="Tabel3.A2" office:value-type="string">
            <text:p text:style-name="P11">Date Created:</text:p>
          </table:table-cell>
          <table:table-cell table:style-name="Tabel3.A2" table:number-columns-spanned="2" office:value-type="string">
            <text:p text:style-name="P14"> </text:p>
          </table:table-cell>
          <table:covered-table-cell/>
          <table:table-cell table:style-name="Tabel3.A2" office:value-type="string">
            <text:p text:style-name="P17">Last Revision Date:</text:p>
          </table:table-cell>
          <table:table-cell table:style-name="Tabel3.B2" office:value-type="string">
            <text:p text:style-name="P14"> </text:p>
          </table:table-cell>
        </table:table-row>
        <text:soft-page-break/>
        <table:table-row>
          <table:table-cell table:style-name="Tabel3.A2" table:number-columns-spanned="2" office:value-type="string">
            <text:p text:style-name="P12">Actor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Description:</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Trigger:</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Precondition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Postcondition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Normal Flow:</text:p>
          </table:table-cell>
          <table:covered-table-cell/>
          <table:table-cell table:style-name="Tabel3.B2" table:number-columns-spanned="3" office:value-type="string">
            <text:p text:style-name="P19"> </text:p>
          </table:table-cell>
          <table:covered-table-cell/>
          <table:covered-table-cell/>
        </table:table-row>
        <table:table-row>
          <table:table-cell table:style-name="Tabel3.A2" table:number-columns-spanned="2" office:value-type="string">
            <text:p text:style-name="P12">Alternative Flow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Exception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Include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Frequency of Use:</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Special Requirement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Assumption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Notes and Issue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18" office:value-type="string">
            <text:p text:style-name="P4"/>
          </table:table-cell>
          <table:table-cell table:style-name="Tabel3.A18" office:value-type="string">
            <text:p text:style-name="P4"/>
          </table:table-cell>
          <table:table-cell table:style-name="Tabel3.A18" office:value-type="string">
            <text:p text:style-name="P4"/>
          </table:table-cell>
          <table:table-cell table:style-name="Tabel3.A18" office:value-type="string">
            <text:p text:style-name="P4"/>
          </table:table-cell>
          <table:table-cell table:style-name="Tabel3.E18" office:value-type="string">
            <text:p text:style-name="P4"/>
          </table:table-cell>
        </table:table-row>
      </table:table>
      <text:p text:style-name="Text_20_body"> </text:p>
      <text:h text:style-name="Heading_20_1" text:outline-level="1"><text:span text:style-name="T3"/></text:h>
      <text:h text:style-name="P3" text:outline-level="1"><text:bookmark text:name="_Toc221528084"/><text:span text:style-name="T3">2</text:span><text:span text:style-name="T1">      </text:span><text:span text:style-name="T3">Feature Name </text:span></text:h>
      <text:h text:style-name="Heading_20_2" text:outline-level="2"><text:bookmark text:name="_Toc221528085"/><text:span text:style-name="T3">2.1</text:span><text:span text:style-name="T1">   </text:span><text:span text:style-name="T3">Feature Process Flow / Use Case Model</text:span></text:h>
      <text:h text:style-name="Heading_20_2" text:outline-level="2"><text:bookmark text:name="_Toc221528086"/><text:span text:style-name="T3">2.2</text:span><text:span text:style-name="T1">   </text:span><text:span text:style-name="T3">Use Case(s)</text:span></text:h>
      <table:table table:name="Tabel4" table:style-name="Tabel4">
        <table:table-column table:style-name="Tabel4.A"/>
        <table:table-column table:style-name="Tabel4.B" table:number-columns-repeated="2"/>
        <table:table-column table:style-name="Tabel4.D"/>
        <table:table-column table:style-name="Tabel4.E"/>
        <table:table-row>
          <table:table-cell table:style-name="Tabel4.A1" office:value-type="string">
            <text:p text:style-name="P6">Use Case ID:</text:p>
          </table:table-cell>
          <table:table-cell table:style-name="Tabel4.B1" table:number-columns-spanned="4" office:value-type="string">
            <text:p text:style-name="P8"> </text:p>
          </table:table-cell>
          <table:covered-table-cell/>
          <table:covered-table-cell/>
          <table:covered-table-cell/>
        </table:table-row>
        <table:table-row>
          <table:table-cell table:style-name="Tabel4.A2" office:value-type="string">
            <text:p text:style-name="P11">Use Case Name:</text:p>
          </table:table-cell>
          <table:table-cell table:style-name="Tabel4.B2" table:number-columns-spanned="4" office:value-type="string">
            <text:p text:style-name="P15"> </text:p>
          </table:table-cell>
          <table:covered-table-cell/>
          <table:covered-table-cell/>
          <table:covered-table-cell/>
        </table:table-row>
        <table:table-row>
          <table:table-cell table:style-name="Tabel4.A2" office:value-type="string">
            <text:p text:style-name="P11">Created By:</text:p>
          </table:table-cell>
          <table:table-cell table:style-name="Tabel4.A2" table:number-columns-spanned="2" office:value-type="string">
            <text:p text:style-name="P14"> </text:p>
          </table:table-cell>
          <table:covered-table-cell/>
          <table:table-cell table:style-name="Tabel4.A2" office:value-type="string">
            <text:p text:style-name="P17">Last Updated By:</text:p>
          </table:table-cell>
          <table:table-cell table:style-name="Tabel4.B2" office:value-type="string">
            <text:p text:style-name="P14"> </text:p>
          </table:table-cell>
        </table:table-row>
        <table:table-row>
          <table:table-cell table:style-name="Tabel4.A2" office:value-type="string">
            <text:p text:style-name="P11">Date Created:</text:p>
          </table:table-cell>
          <table:table-cell table:style-name="Tabel4.A2" table:number-columns-spanned="2" office:value-type="string">
            <text:p text:style-name="P14"> </text:p>
          </table:table-cell>
          <table:covered-table-cell/>
          <table:table-cell table:style-name="Tabel4.A2" office:value-type="string">
            <text:p text:style-name="P17">Last Revision Date:</text:p>
          </table:table-cell>
          <table:table-cell table:style-name="Tabel4.B2" office:value-type="string">
            <text:p text:style-name="P14"> </text:p>
          </table:table-cell>
        </table:table-row>
        <table:table-row>
          <table:table-cell table:style-name="Tabel4.A2" table:number-columns-spanned="2" office:value-type="string">
            <text:p text:style-name="P12">Actor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Description:</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Trigger:</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Precondition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Postcondition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Normal Flow:</text:p>
          </table:table-cell>
          <table:covered-table-cell/>
          <table:table-cell table:style-name="Tabel4.B2" table:number-columns-spanned="3" office:value-type="string">
            <text:p text:style-name="P19"> </text:p>
          </table:table-cell>
          <table:covered-table-cell/>
          <table:covered-table-cell/>
        </table:table-row>
        <table:table-row>
          <table:table-cell table:style-name="Tabel4.A2" table:number-columns-spanned="2" office:value-type="string">
            <text:p text:style-name="P12">Alternative Flow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Exception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Include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Frequency of Use:</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Special Requirement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Assumption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Notes and Issues:</text:p>
          </table:table-cell>
          <table:covered-table-cell/>
          <table:table-cell table:style-name="Tabel4.B2" table:number-columns-spanned="3" office:value-type="string">
            <text:p text:style-name="P15"> </text:p>
          </table:table-cell>
          <table:covered-table-cell/>
          <table:covered-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ef"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27S</meta:editing-duration>
    <meta:editing-cycles>3</meta:editing-cycles>
    <meta:generator>OpenOffice/4.1.1$Win32 OpenOffice.org_project/411m6$Build-9775</meta:generator>
    <dc:date>2015-04-10T13:26:18.60</dc:date>
    <meta:document-statistic meta:table-count="4" meta:image-count="0" meta:object-count="0" meta:page-count="7" meta:paragraph-count="177" meta:word-count="953" meta:character-count="5879"/>
    <dc:creator>Tom de Haan</dc:creator>
    <meta:user-defined meta:name="Info 1"/>
    <meta:user-defined meta:name="Info 2"/>
    <meta:user-defined meta:name="Info 3"/>
    <meta:user-defined meta:name="Info 4"/>
  </office:meta>
</office:document-meta>
</file>